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cc"/>
      <style:text-properties style:use-window-font-color="true" fo:font-size="14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order-bottom="0.035cm solid #000000" fo:border-left="none" fo:border-right="none" fo:border-top="0.035cm solid #000000"/>
      <style:text-properties fo:font-weight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/>
    </style:style>
    <style:style style:name="ce6" style:family="table-cell" style:parent-style-name="Default">
      <style:table-cell-properties fo:border-bottom="0.035cm solid #000000" fo:border-left="none" fo:border-right="none" fo:border-top="0.035cm solid #000000"/>
    </style:style>
    <style:style style:name="ce7" style:family="table-cell" style:parent-style-name="Default" style:data-style-name="N104">
      <style:table-cell-properties fo:background-color="#ffffcc"/>
    </style:style>
    <style:style style:name="ce8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37">
      <style:text-properties fo:font-weight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35cm solid #000000" fo:border-left="none" fo:border-right="none" fo:border-top="0.035cm solid #000000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Management Cash Flow" table:style-name="ta1" table:print-ranges="'Management Cash Flow'.A1:'Management Cash Flow'.O5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2" table:default-cell-style-name="ce7"/>
        <table:table-row table:style-name="ro1">
          <table:table-cell table:style-name="ce1" office:value-type="string" table:number-columns-spanned="3" table:number-rows-spanned="1">
            <text:p>TheoryMine Limited</text:p>
          </table:table-cell>
          <table:covered-table-cell table:number-columns-repeated="2"/>
          <table:table-cell table:style-name="Default" table:number-columns-repeated="12"/>
        </table:table-row>
        <table:table-row table:style-name="ro2">
          <table:table-cell office:value-type="string">
            <text:p>Management Cash Flow Forecast</text:p>
          </table:table-cell>
          <table:table-cell table:number-columns-repeated="2"/>
          <table:table-cell table:style-name="Default" table:number-columns-repeated="12"/>
        </table:table-row>
        <table:table-row table:style-name="ro2" table:number-rows-repeated="2">
          <table:table-cell table:number-columns-repeated="3"/>
          <table:table-cell table:style-name="Default" table:number-columns-repeated="12"/>
        </table:table-row>
        <table:table-row table:style-name="ro2">
          <table:table-cell table:style-name="ce2" office:value-type="string">
            <text:p>Income</text:p>
          </table:table-cell>
          <table:table-cell/>
          <table:table-cell table:style-name="ce2" office:value-type="string">
            <text:p>Balance</text:p>
          </table:table-cell>
          <table:table-cell table:style-name="ce9" office:value-type="date" office:date-value="2011-01-01">
            <text:p>01/01/11</text:p>
          </table:table-cell>
          <table:table-cell table:style-name="ce9" office:value-type="date" office:date-value="2011-02-01">
            <text:p>01/02/11</text:p>
          </table:table-cell>
          <table:table-cell table:style-name="ce9" office:value-type="date" office:date-value="2011-03-01">
            <text:p>01/03/11</text:p>
          </table:table-cell>
          <table:table-cell table:style-name="ce9" office:value-type="date" office:date-value="2011-04-01">
            <text:p>01/04/11</text:p>
          </table:table-cell>
          <table:table-cell table:style-name="ce9" office:value-type="date" office:date-value="2011-05-01">
            <text:p>01/05/11</text:p>
          </table:table-cell>
          <table:table-cell table:style-name="ce9" office:value-type="date" office:date-value="2011-06-01">
            <text:p>01/06/11</text:p>
          </table:table-cell>
          <table:table-cell table:style-name="ce9" office:value-type="date" office:date-value="2011-07-01">
            <text:p>01/07/11</text:p>
          </table:table-cell>
          <table:table-cell table:style-name="ce9" office:value-type="date" office:date-value="2011-08-01">
            <text:p>01/08/11</text:p>
          </table:table-cell>
          <table:table-cell table:style-name="ce9" office:value-type="date" office:date-value="2011-09-01">
            <text:p>01/09/11</text:p>
          </table:table-cell>
          <table:table-cell table:style-name="ce9" office:value-type="date" office:date-value="2011-10-01">
            <text:p>01/10/11</text:p>
          </table:table-cell>
          <table:table-cell table:style-name="ce9" office:value-type="date" office:date-value="2011-11-01">
            <text:p>01/11/11</text:p>
          </table:table-cell>
          <table:table-cell table:style-name="ce9" office:value-type="date" office:date-value="2011-12-01">
            <text:p>01/12/11</text:p>
          </table:table-cell>
        </table:table-row>
        <table:table-row table:style-name="ro2">
          <table:table-cell table:style-name="ce3" office:value-type="string">
            <text:p>Paypal </text:p>
          </table:table-cell>
          <table:table-cell/>
          <table:table-cell table:style-name="ce7"/>
          <table:table-cell office:value-type="currency" office:currency="GBP" office:value="9447">
            <text:p>£9,447.00</text:p>
          </table:table-cell>
          <table:table-cell office:value-type="currency" office:currency="GBP" office:value="1050">
            <text:p>£1,050.00</text:p>
          </table:table-cell>
          <table:table-cell office:value-type="currency" office:currency="GBP" office:value="3500">
            <text:p>£3,500.00</text:p>
          </table:table-cell>
          <table:table-cell table:number-columns-repeated="7" office:value-type="currency" office:currency="GBP" office:value="1050">
            <text:p>£1,050.00</text:p>
          </table:table-cell>
          <table:table-cell table:number-columns-repeated="2" office:value-type="currency" office:currency="GBP" office:value="5000">
            <text:p>£5,000.00</text:p>
          </table:table-cell>
        </table:table-row>
        <table:table-row table:style-name="ro2">
          <table:table-cell table:style-name="ce3" office:value-type="string">
            <text:p>Customer 2</text:p>
          </table:table-cell>
          <table:table-cell/>
          <table:table-cell table:style-name="ce7"/>
          <table:table-cell table:number-columns-repeated="12"/>
        </table:table-row>
        <table:table-row table:style-name="ro2">
          <table:table-cell table:style-name="ce3" office:value-type="string">
            <text:p>Customer 3</text:p>
          </table:table-cell>
          <table:table-cell/>
          <table:table-cell table:style-name="ce7"/>
          <table:table-cell table:number-columns-repeated="12"/>
        </table:table-row>
        <table:table-row table:style-name="ro2">
          <table:table-cell office:value-type="string">
            <text:p>Other</text:p>
          </table:table-cell>
          <table:table-cell/>
          <table:table-cell table:style-name="ce7"/>
          <table:table-cell table:number-columns-repeated="12"/>
        </table:table-row>
        <table:table-row table:style-name="ro2">
          <table:table-cell table:style-name="ce4" office:value-type="string">
            <text:p>TOTAL CASH INFLOW</text:p>
          </table:table-cell>
          <table:table-cell table:style-name="ce6" table:number-columns-repeated="2"/>
          <table:table-cell table:style-name="ce4" table:formula="of:=SUM([.D6:.D9])" office:value-type="currency" office:currency="GBP" office:value="9447">
            <text:p>£9,447.00</text:p>
          </table:table-cell>
          <table:table-cell table:style-name="ce4" table:formula="of:=SUM([.E6:.E9])" office:value-type="currency" office:currency="GBP" office:value="1050">
            <text:p>£1,050.00</text:p>
          </table:table-cell>
          <table:table-cell table:style-name="ce11" office:value-type="currency" office:currency="GBP" office:value="839">
            <text:p>£839.00</text:p>
          </table:table-cell>
          <table:table-cell table:style-name="ce4" table:formula="of:=SUM([.G6:.G9])" office:value-type="currency" office:currency="GBP" office:value="1050">
            <text:p>£1,050.00</text:p>
          </table:table-cell>
          <table:table-cell table:style-name="ce4" table:formula="of:=SUM([.H6:.H9])" office:value-type="currency" office:currency="GBP" office:value="1050">
            <text:p>£1,050.00</text:p>
          </table:table-cell>
          <table:table-cell table:style-name="ce4" table:formula="of:=SUM([.I6:.I9])" office:value-type="currency" office:currency="GBP" office:value="1050">
            <text:p>£1,050.00</text:p>
          </table:table-cell>
          <table:table-cell table:style-name="ce4" table:formula="of:=SUM([.J6:.J9])" office:value-type="currency" office:currency="GBP" office:value="1050">
            <text:p>£1,050.00</text:p>
          </table:table-cell>
          <table:table-cell table:style-name="ce4" table:formula="of:=SUM([.K6:.K9])" office:value-type="currency" office:currency="GBP" office:value="1050">
            <text:p>£1,050.00</text:p>
          </table:table-cell>
          <table:table-cell table:style-name="ce4" table:formula="of:=SUM([.L6:.L9])" office:value-type="currency" office:currency="GBP" office:value="1050">
            <text:p>£1,050.00</text:p>
          </table:table-cell>
          <table:table-cell table:style-name="ce4" table:formula="of:=SUM([.M6:.M9])" office:value-type="currency" office:currency="GBP" office:value="1050">
            <text:p>£1,050.00</text:p>
          </table:table-cell>
          <table:table-cell table:style-name="ce4" table:formula="of:=SUM([.N6:.N9])" office:value-type="currency" office:currency="GBP" office:value="5000">
            <text:p>£5,000.00</text:p>
          </table:table-cell>
          <table:table-cell table:style-name="ce4" table:formula="of:=SUM([.O6:.O9])" office:value-type="currency" office:currency="GBP" office:value="5000">
            <text:p>£5,000.00</text:p>
          </table:table-cell>
        </table:table-row>
        <table:table-row table:style-name="ro2">
          <table:table-cell table:number-columns-repeated="3"/>
          <table:table-cell table:style-name="Default" table:number-columns-repeated="12"/>
        </table:table-row>
        <table:table-row table:style-name="ro2">
          <table:table-cell table:style-name="ce2" office:value-type="string">
            <text:p>Expenditure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12"/>
        </table:table-row>
        <table:table-row table:style-name="ro2">
          <table:table-cell table:style-name="ce5" office:value-type="string">
            <text:p>Immovable payments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office:value-type="string">
            <text:p>Salaries</text:p>
          </table:table-cell>
          <table:table-cell table:number-columns-repeated="3"/>
          <table:table-cell table:number-columns-repeated="3" office:value-type="currency" office:currency="GBP" office:value="0">
            <text:p>£0.00</text:p>
          </table:table-cell>
          <table:table-cell table:number-columns-repeated="8" office:value-type="currency" office:currency="GBP" office:value="1000">
            <text:p>£1,000.00</text:p>
          </table:table-cell>
        </table:table-row>
        <table:table-row table:style-name="ro2">
          <table:table-cell office:value-type="string">
            <text:p>PAYE/NI</text:p>
          </table:table-cell>
          <table:table-cell table:number-columns-repeated="3"/>
          <table:table-cell table:formula="of:=([.E15] +[.E30]) * 0.128" office:value-type="currency" office:currency="GBP" office:value="128">
            <text:p>£128.00</text:p>
          </table:table-cell>
          <table:table-cell table:formula="of:=([.F15] +[.F30]) * 0.128" office:value-type="currency" office:currency="GBP" office:value="128">
            <text:p>£128.00</text:p>
          </table:table-cell>
          <table:table-cell table:formula="of:=([.G15] +[.G30]) * 0.128" office:value-type="currency" office:currency="GBP" office:value="128">
            <text:p>£128.00</text:p>
          </table:table-cell>
          <table:table-cell table:formula="of:=([.H15] +[.H30]) * 0.128" office:value-type="currency" office:currency="GBP" office:value="256">
            <text:p>£256.00</text:p>
          </table:table-cell>
          <table:table-cell table:formula="of:=([.I15] +[.I30]) * 0.128" office:value-type="currency" office:currency="GBP" office:value="256">
            <text:p>£256.00</text:p>
          </table:table-cell>
          <table:table-cell table:formula="of:=([.J15] +[.J30]) * 0.128" office:value-type="currency" office:currency="GBP" office:value="256">
            <text:p>£256.00</text:p>
          </table:table-cell>
          <table:table-cell table:formula="of:=([.K15] +[.K30]) * 0.128" office:value-type="currency" office:currency="GBP" office:value="256">
            <text:p>£256.00</text:p>
          </table:table-cell>
          <table:table-cell table:formula="of:=([.L15] +[.L30]) * 0.128" office:value-type="currency" office:currency="GBP" office:value="256">
            <text:p>£256.00</text:p>
          </table:table-cell>
          <table:table-cell table:formula="of:=([.M15] +[.M30]) * 0.128" office:value-type="currency" office:currency="GBP" office:value="256">
            <text:p>£256.00</text:p>
          </table:table-cell>
          <table:table-cell table:formula="of:=([.N15] +[.N30]) * 0.128" office:value-type="currency" office:currency="GBP" office:value="256">
            <text:p>£256.00</text:p>
          </table:table-cell>
          <table:table-cell table:formula="of:=([.O15] +[.O30]) * 0.128" office:value-type="currency" office:currency="GBP" office:value="256">
            <text:p>£256.00</text:p>
          </table:table-cell>
        </table:table-row>
        <table:table-row table:style-name="ro2">
          <table:table-cell office:value-type="string">
            <text:p>VAT</text:p>
          </table:table-cell>
          <table:table-cell table:number-columns-repeated="14"/>
        </table:table-row>
        <table:table-row table:style-name="ro2">
          <table:table-cell office:value-type="string">
            <text:p>Rent</text:p>
          </table:table-cell>
          <table:table-cell table:number-columns-repeated="14"/>
        </table:table-row>
        <table:table-row table:style-name="ro2">
          <table:table-cell office:value-type="string">
            <text:p>Direct Debits</text:p>
          </table:table-cell>
          <table:table-cell table:style-name="ce3"/>
          <table:table-cell table:number-columns-repeated="13"/>
        </table:table-row>
        <table:table-row table:style-name="ro2">
          <table:table-cell/>
          <table:table-cell table:style-name="ce3" office:value-type="string">
            <text:p><text:s/>PAYE/NI person </text:p>
          </table:table-cell>
          <table:table-cell table:number-columns-repeated="2"/>
          <table:table-cell table:number-columns-repeated="11" office:value-type="currency" office:currency="GBP" office:value="20">
            <text:p>£20.00</text:p>
          </table:table-cell>
        </table:table-row>
        <table:table-row table:style-name="ro2">
          <table:table-cell/>
          <table:table-cell table:style-name="ce3" office:value-type="string">
            <text:p>DD3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DD4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DD5</text:p>
          </table:table-cell>
          <table:table-cell table:number-columns-repeated="13"/>
        </table:table-row>
        <table:table-row table:style-name="ro2">
          <table:table-cell office:value-type="string">
            <text:p>Bank charges</text:p>
          </table:table-cell>
          <table:table-cell table:number-columns-repeated="14"/>
        </table:table-row>
        <table:table-row table:style-name="ro2">
          <table:table-cell office:value-type="string">
            <text:p>Interest charges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Other 1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Other 2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12"/>
        </table:table-row>
        <table:table-row table:style-name="ro2">
          <table:table-cell table:style-name="ce5" office:value-type="string">
            <text:p>Flexible payments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office:value-type="string">
            <text:p>Directors salaries</text:p>
          </table:table-cell>
          <table:table-cell table:number-columns-repeated="2"/>
          <table:table-cell table:number-columns-repeated="12" office:value-type="currency" office:currency="GBP" office:value="1000">
            <text:p>£1,000.00</text:p>
          </table:table-cell>
        </table:table-row>
        <table:table-row table:style-name="ro2">
          <table:table-cell office:value-type="string">
            <text:p>Suppliers</text:p>
          </table:table-cell>
          <table:table-cell table:style-name="ce3" office:value-type="string">
            <text:p>HotTinRoof</text:p>
          </table:table-cell>
          <table:table-cell table:style-name="ce7"/>
          <table:table-cell office:value-type="currency" office:currency="GBP" office:value="1762.5">
            <text:p>£1,762.50</text:p>
          </table:table-cell>
          <table:table-cell/>
          <table:table-cell office:value-type="currency" office:currency="GBP" office:value="1800">
            <text:p>£1,800.00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Accountant</text:p>
          </table:table-cell>
          <table:table-cell table:style-name="ce7"/>
          <table:table-cell table:number-columns-repeated="6"/>
          <table:table-cell office:value-type="currency" office:currency="GBP" office:value="320">
            <text:p>£320.00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>
            <text:p>Graphic Design</text:p>
          </table:table-cell>
          <table:table-cell table:style-name="ce7"/>
          <table:table-cell office:value-type="currency" office:currency="GBP" office:value="50">
            <text:p>£50.00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Supplier4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5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6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7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8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9</text:p>
          </table:table-cell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Supplier10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3" office:value-type="string">
            <text:p>Lucas for Web Hosting</text:p>
          </table:table-cell>
          <table:table-cell/>
          <table:table-cell table:style-name="ce7"/>
          <table:table-cell/>
          <table:table-cell office:value-type="currency" office:currency="GBP" office:value="134.55">
            <text:p>£134.5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Web Hosting</text:p>
          </table:table-cell>
          <table:table-cell/>
          <table:table-cell table:style-name="ce7"/>
          <table:table-cell table:number-columns-repeated="9"/>
          <table:table-cell office:value-type="currency" office:currency="GBP" office:value="67">
            <text:p>£67.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mar for technical work</text:p>
          </table:table-cell>
          <table:table-cell/>
          <table:table-cell table:style-name="ce7"/>
          <table:table-cell/>
          <table:table-cell office:value-type="currency" office:currency="GBP" office:value="416">
            <text:p>£416.00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Other 4</text:p>
          </table:table-cell>
          <table:table-cell/>
          <table:table-cell table:style-name="ce7"/>
          <table:table-cell table:number-columns-repeated="12"/>
        </table:table-row>
        <table:table-row table:style-name="ro2">
          <table:table-cell table:style-name="ce4" office:value-type="string">
            <text:p>TOTAL CASH OUTFLOW</text:p>
          </table:table-cell>
          <table:table-cell table:style-name="ce4" table:number-columns-repeated="2"/>
          <table:table-cell table:style-name="ce4" table:formula="of:=SUM([.D15:.D44])" office:value-type="currency" office:currency="GBP" office:value="2812.5">
            <text:p>£2,812.50</text:p>
          </table:table-cell>
          <table:table-cell table:style-name="ce4" table:formula="of:=SUM([.E15:.E44])" office:value-type="currency" office:currency="GBP" office:value="1698.55">
            <text:p>£1,698.55</text:p>
          </table:table-cell>
          <table:table-cell table:style-name="ce4" table:formula="of:=SUM([.F15:.F44])" office:value-type="currency" office:currency="GBP" office:value="2948">
            <text:p>£2,948.00</text:p>
          </table:table-cell>
          <table:table-cell table:style-name="ce4" table:formula="of:=SUM([.G15:.G44])" office:value-type="currency" office:currency="GBP" office:value="1148">
            <text:p>£1,148.00</text:p>
          </table:table-cell>
          <table:table-cell table:style-name="ce4" table:formula="of:=SUM([.H15:.H44])" office:value-type="currency" office:currency="GBP" office:value="2276">
            <text:p>£2,276.00</text:p>
          </table:table-cell>
          <table:table-cell table:style-name="ce4" table:formula="of:=SUM([.I15:.I44])" office:value-type="currency" office:currency="GBP" office:value="2276">
            <text:p>£2,276.00</text:p>
          </table:table-cell>
          <table:table-cell table:style-name="ce4" table:formula="of:=SUM([.J15:.J44])" office:value-type="currency" office:currency="GBP" office:value="2596">
            <text:p>£2,596.00</text:p>
          </table:table-cell>
          <table:table-cell table:style-name="ce4" table:formula="of:=SUM([.K15:.K44])" office:value-type="currency" office:currency="GBP" office:value="2276">
            <text:p>£2,276.00</text:p>
          </table:table-cell>
          <table:table-cell table:style-name="ce4" table:formula="of:=SUM([.L15:.L44])" office:value-type="currency" office:currency="GBP" office:value="2276">
            <text:p>£2,276.00</text:p>
          </table:table-cell>
          <table:table-cell table:style-name="ce4" table:formula="of:=SUM([.M15:.M44])" office:value-type="currency" office:currency="GBP" office:value="2343">
            <text:p>£2,343.00</text:p>
          </table:table-cell>
          <table:table-cell table:style-name="ce4" table:formula="of:=SUM([.N15:.N44])" office:value-type="currency" office:currency="GBP" office:value="2276">
            <text:p>£2,276.00</text:p>
          </table:table-cell>
          <table:table-cell table:style-name="ce4" table:formula="of:=SUM([.O15:.O44])" office:value-type="currency" office:currency="GBP" office:value="2276">
            <text:p>£2,276.00</text:p>
          </table:table-cell>
        </table:table-row>
        <table:table-row table:style-name="ro2"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>
            <text:p>Opening Balance</text:p>
          </table:table-cell>
          <table:table-cell/>
          <table:table-cell table:style-name="ce8"/>
          <table:table-cell table:style-name="ce10" office:value-type="currency" office:currency="GBP" office:value="4778">
            <text:p>£4,778.00</text:p>
          </table:table-cell>
          <table:table-cell table:style-name="Default" table:formula="of:=[.D49]" office:value-type="currency" office:currency="GBP" office:value="11412.5">
            <text:p>£11,412.50</text:p>
          </table:table-cell>
          <table:table-cell table:style-name="Default" table:formula="of:=[.E49]" office:value-type="currency" office:currency="GBP" office:value="10763.95">
            <text:p>£10,763.95</text:p>
          </table:table-cell>
          <table:table-cell table:style-name="Default" table:formula="of:=[.F49]" office:value-type="currency" office:currency="GBP" office:value="8654.95">
            <text:p>£8,654.95</text:p>
          </table:table-cell>
          <table:table-cell table:style-name="Default" table:formula="of:=[.G49]" office:value-type="currency" office:currency="GBP" office:value="8556.95">
            <text:p>£8,556.95</text:p>
          </table:table-cell>
          <table:table-cell table:style-name="Default" table:formula="of:=[.H49]" office:value-type="currency" office:currency="GBP" office:value="7330.95">
            <text:p>£7,330.95</text:p>
          </table:table-cell>
          <table:table-cell table:style-name="Default" table:formula="of:=[.I49]" office:value-type="currency" office:currency="GBP" office:value="6104.95">
            <text:p>£6,104.95</text:p>
          </table:table-cell>
          <table:table-cell table:style-name="Default" table:formula="of:=[.J49]" office:value-type="currency" office:currency="GBP" office:value="4558.95">
            <text:p>£4,558.95</text:p>
          </table:table-cell>
          <table:table-cell table:style-name="Default" table:formula="of:=[.K49]" office:value-type="currency" office:currency="GBP" office:value="3332.95">
            <text:p>£3,332.95</text:p>
          </table:table-cell>
          <table:table-cell table:style-name="Default" table:formula="of:=[.L49]" office:value-type="currency" office:currency="GBP" office:value="2106.95">
            <text:p>£2,106.95</text:p>
          </table:table-cell>
          <table:table-cell table:style-name="Default" table:formula="of:=[.M49]" office:value-type="currency" office:currency="GBP" office:value="813.950000000001">
            <text:p>£813.95</text:p>
          </table:table-cell>
          <table:table-cell table:style-name="Default" table:formula="of:=[.N49]" office:value-type="currency" office:currency="GBP" office:value="3537.95">
            <text:p>£3,537.95</text:p>
          </table:table-cell>
        </table:table-row>
        <table:table-row table:style-name="ro2">
          <table:table-cell office:value-type="string">
            <text:p>Cash Flow</text:p>
          </table:table-cell>
          <table:table-cell table:number-columns-repeated="2"/>
          <table:table-cell table:style-name="Default" table:formula="of:=[.D10]-[.D45]" office:value-type="currency" office:currency="GBP" office:value="6634.5">
            <text:p>£6,634.50</text:p>
          </table:table-cell>
          <table:table-cell table:style-name="Default" table:formula="of:=[.E10]-[.E45]" office:value-type="currency" office:currency="GBP" office:value="-648.55">
            <text:p>-£648.55</text:p>
          </table:table-cell>
          <table:table-cell table:style-name="Default" table:formula="of:=[.F10]-[.F45]" office:value-type="currency" office:currency="GBP" office:value="-2109">
            <text:p>-£2,109.00</text:p>
          </table:table-cell>
          <table:table-cell table:style-name="Default" table:formula="of:=[.G10]-[.G45]" office:value-type="currency" office:currency="GBP" office:value="-98">
            <text:p>-£98.00</text:p>
          </table:table-cell>
          <table:table-cell table:style-name="Default" table:formula="of:=[.H10]-[.H45]" office:value-type="currency" office:currency="GBP" office:value="-1226">
            <text:p>-£1,226.00</text:p>
          </table:table-cell>
          <table:table-cell table:style-name="Default" table:formula="of:=[.I10]-[.I45]" office:value-type="currency" office:currency="GBP" office:value="-1226">
            <text:p>-£1,226.00</text:p>
          </table:table-cell>
          <table:table-cell table:style-name="Default" table:formula="of:=[.J10]-[.J45]" office:value-type="currency" office:currency="GBP" office:value="-1546">
            <text:p>-£1,546.00</text:p>
          </table:table-cell>
          <table:table-cell table:style-name="Default" table:formula="of:=[.K10]-[.K45]" office:value-type="currency" office:currency="GBP" office:value="-1226">
            <text:p>-£1,226.00</text:p>
          </table:table-cell>
          <table:table-cell table:style-name="Default" table:formula="of:=[.L10]-[.L45]" office:value-type="currency" office:currency="GBP" office:value="-1226">
            <text:p>-£1,226.00</text:p>
          </table:table-cell>
          <table:table-cell table:style-name="Default" table:formula="of:=[.M10]-[.M45]" office:value-type="currency" office:currency="GBP" office:value="-1293">
            <text:p>-£1,293.00</text:p>
          </table:table-cell>
          <table:table-cell table:style-name="Default" table:formula="of:=[.N10]-[.N45]" office:value-type="currency" office:currency="GBP" office:value="2724">
            <text:p>£2,724.00</text:p>
          </table:table-cell>
          <table:table-cell table:style-name="Default" table:formula="of:=[.O10]-[.O45]" office:value-type="currency" office:currency="GBP" office:value="2724">
            <text:p>£2,724.00</text:p>
          </table:table-cell>
        </table:table-row>
        <table:table-row table:style-name="ro2">
          <table:table-cell office:value-type="string">
            <text:p>Closing Balance</text:p>
          </table:table-cell>
          <table:table-cell table:number-columns-repeated="2"/>
          <table:table-cell table:style-name="Default" table:formula="of:=[.D47]+[.D48]" office:value-type="currency" office:currency="GBP" office:value="11412.5">
            <text:p>£11,412.50</text:p>
          </table:table-cell>
          <table:table-cell table:style-name="Default" table:formula="of:=[.E47]+[.E48]" office:value-type="currency" office:currency="GBP" office:value="10763.95">
            <text:p>£10,763.95</text:p>
          </table:table-cell>
          <table:table-cell table:style-name="Default" table:formula="of:=[.F47]+[.F48]" office:value-type="currency" office:currency="GBP" office:value="8654.95">
            <text:p>£8,654.95</text:p>
          </table:table-cell>
          <table:table-cell table:style-name="Default" table:formula="of:=[.G47]+[.G48]" office:value-type="currency" office:currency="GBP" office:value="8556.95">
            <text:p>£8,556.95</text:p>
          </table:table-cell>
          <table:table-cell table:style-name="Default" table:formula="of:=[.H47]+[.H48]" office:value-type="currency" office:currency="GBP" office:value="7330.95">
            <text:p>£7,330.95</text:p>
          </table:table-cell>
          <table:table-cell table:style-name="Default" table:formula="of:=[.I47]+[.I48]" office:value-type="currency" office:currency="GBP" office:value="6104.95">
            <text:p>£6,104.95</text:p>
          </table:table-cell>
          <table:table-cell table:style-name="Default" table:formula="of:=[.J47]+[.J48]" office:value-type="currency" office:currency="GBP" office:value="4558.95">
            <text:p>£4,558.95</text:p>
          </table:table-cell>
          <table:table-cell table:style-name="Default" table:formula="of:=[.K47]+[.K48]" office:value-type="currency" office:currency="GBP" office:value="3332.95">
            <text:p>£3,332.95</text:p>
          </table:table-cell>
          <table:table-cell table:style-name="Default" table:formula="of:=[.L47]+[.L48]" office:value-type="currency" office:currency="GBP" office:value="2106.95">
            <text:p>£2,106.95</text:p>
          </table:table-cell>
          <table:table-cell table:style-name="Default" table:formula="of:=[.M47]+[.M48]" office:value-type="currency" office:currency="GBP" office:value="813.950000000001">
            <text:p>£813.95</text:p>
          </table:table-cell>
          <table:table-cell table:style-name="Default" table:formula="of:=[.N47]+[.N48]" office:value-type="currency" office:currency="GBP" office:value="3537.95">
            <text:p>£3,537.95</text:p>
          </table:table-cell>
          <table:table-cell table:style-name="Default" table:formula="of:=[.O47]+[.O48]" office:value-type="currency" office:currency="GBP" office:value="6261.95">
            <text:p>£6,261.95</text:p>
          </table:table-cell>
        </table:table-row>
        <table:table-row table:style-name="ro2"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>
            <text:p>Agreed Overdraft</text:p>
          </table:table-cell>
          <table:table-cell/>
          <table:table-cell table:style-name="ce7" office:value-type="currency" office:currency="GBP" office:value="0">
            <text:p>£0.00</text:p>
          </table:table-cell>
          <table:table-cell table:style-name="Default" table:number-columns-repeated="12"/>
        </table:table-row>
        <table:table-row table:style-name="ro2">
          <table:table-cell office:value-type="string">
            <text:p>Shortfall</text:p>
          </table:table-cell>
          <table:table-cell table:number-columns-repeated="2"/>
          <table:table-cell table:style-name="Default" table:formula="of:=IF([.D49]&lt;0;IF([.D49]+[.$C$51]&lt;0;[.D49]+[.$C$51];&quot;&quot;);&quot;&quot;)">
            <text:p/>
          </table:table-cell>
          <table:table-cell table:style-name="Default" table:formula="of:=IF([.E49]&lt;0;IF([.E49]+[.$C$51]&lt;0;[.E49]+[.$C$51];&quot;&quot;);&quot;&quot;)">
            <text:p/>
          </table:table-cell>
          <table:table-cell table:style-name="Default" table:formula="of:=IF([.F49]&lt;0;IF([.F49]+[.$C$51]&lt;0;[.F49]+[.$C$51];&quot;&quot;);&quot;&quot;)">
            <text:p/>
          </table:table-cell>
          <table:table-cell table:style-name="Default" table:formula="of:=IF([.G49]&lt;0;IF([.G49]+[.$C$51]&lt;0;[.G49]+[.$C$51];&quot;&quot;);&quot;&quot;)">
            <text:p/>
          </table:table-cell>
          <table:table-cell table:style-name="Default" table:formula="of:=IF([.H49]&lt;0;IF([.H49]+[.$C$51]&lt;0;[.H49]+[.$C$51];&quot;&quot;);&quot;&quot;)">
            <text:p/>
          </table:table-cell>
          <table:table-cell table:style-name="Default" table:formula="of:=IF([.I49]&lt;0;IF([.I49]+[.$C$51]&lt;0;[.I49]+[.$C$51];&quot;&quot;);&quot;&quot;)">
            <text:p/>
          </table:table-cell>
          <table:table-cell table:style-name="Default" table:formula="of:=IF([.J49]&lt;0;IF([.J49]+[.$C$51]&lt;0;[.J49]+[.$C$51];&quot;&quot;);&quot;&quot;)">
            <text:p/>
          </table:table-cell>
          <table:table-cell table:style-name="Default" table:formula="of:=IF([.K49]&lt;0;IF([.K49]+[.$C$51]&lt;0;[.K49]+[.$C$51];&quot;&quot;);&quot;&quot;)">
            <text:p/>
          </table:table-cell>
          <table:table-cell table:style-name="Default" table:formula="of:=IF([.L49]&lt;0;IF([.L49]+[.$C$51]&lt;0;[.L49]+[.$C$51];&quot;&quot;);&quot;&quot;)">
            <text:p/>
          </table:table-cell>
          <table:table-cell table:style-name="Default" table:formula="of:=IF([.M49]&lt;0;IF([.M49]+[.$C$51]&lt;0;[.M49]+[.$C$51];&quot;&quot;);&quot;&quot;)">
            <text:p/>
          </table:table-cell>
          <table:table-cell table:style-name="Default" table:formula="of:=IF([.N49]&lt;0;IF([.N49]+[.$C$51]&lt;0;[.N49]+[.$C$51];&quot;&quot;);&quot;&quot;)">
            <text:p/>
          </table:table-cell>
          <table:table-cell table:style-name="Default" table:formula="of:=IF([.O49]&lt;0;IF([.O49]+[.$C$51]&lt;0;[.O49]+[.$C$51];&quot;&quot;)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24/02/2011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1-01-19T18:05:58</meta:creation-date>
    <dc:language>en-GB</dc:language>
    <meta:editing-cycles>14</meta:editing-cycles>
    <meta:editing-duration>PT04H58M16S</meta:editing-duration>
    <dc:date>2011-02-24T15:33:10</dc:date>
    <dc:creator>Flaminia Cavallo</dc:creator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